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61bdd" officeooo:paragraph-rsid="00061bdd"/>
    </style:style>
    <style:style style:name="P2" style:family="paragraph" style:parent-style-name="Heading_20_1">
      <style:text-properties officeooo:rsid="00061bdd" officeooo:paragraph-rsid="00061bdd"/>
    </style:style>
    <style:style style:name="P3" style:family="paragraph" style:parent-style-name="Text_20_body">
      <style:text-properties officeooo:rsid="00061bdd" officeooo:paragraph-rsid="00061bdd"/>
    </style:style>
    <style:style style:name="P4" style:family="paragraph" style:parent-style-name="Text_20_body">
      <style:text-properties fo:font-weight="bold" officeooo:rsid="00061bdd" officeooo:paragraph-rsid="00061bdd" style:font-weight-asian="bold" style:font-weight-complex="bold"/>
    </style:style>
    <style:style style:name="P5" style:family="paragraph" style:parent-style-name="Text_20_body">
      <style:text-properties fo:font-weight="bold" officeooo:rsid="00061d98" officeooo:paragraph-rsid="00061d98" style:font-weight-asian="bold" style:font-weight-complex="bold"/>
    </style:style>
    <style:style style:name="P6" style:family="paragraph" style:parent-style-name="Text_20_body">
      <style:text-properties officeooo:rsid="00098d3a" officeooo:paragraph-rsid="00098d3a"/>
    </style:style>
    <style:style style:name="P7" style:family="paragraph" style:parent-style-name="Text_20_body" style:list-style-name="L1">
      <style:text-properties officeooo:rsid="00098d3a" officeooo:paragraph-rsid="00098d3a"/>
    </style:style>
    <style:style style:name="P8" style:family="paragraph" style:parent-style-name="Text_20_body">
      <style:text-properties officeooo:rsid="00061d98" officeooo:paragraph-rsid="00061d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1d98"/>
    </style:style>
    <style:style style:name="T3" style:family="text">
      <style:text-properties fo:font-weight="normal" officeooo:rsid="00061d98" style:font-weight-asian="normal" style:font-weight-complex="normal"/>
    </style:style>
    <style:style style:name="T4" style:family="text">
      <style:text-properties fo:font-weight="normal" officeooo:rsid="0007b59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 Architecture Design</text:p>
      <text:h text:style-name="P2" text:outline-level="1">System Components</text:h>
      <text:h text:style-name="P2" text:outline-level="1">Tech Stack</text:h>
      <text:p text:style-name="P3"><text:span text:style-name="T1">Frontend: </text:span>React native, <text:span text:style-name="T2">can be used on iOS and Android</text:span></text:p>
      <text:p text:style-name="P4">Backend: <text:span text:style-name="T3">Node.js for custom backend code</text:span></text:p>
      <text:p text:style-name="P5">Database: <text:span text:style-name="T4">PostgreSQL</text:span></text:p>
      <text:h text:style-name="P2" text:outline-level="1">Database Architecture</text:h>
      <text:p text:style-name="P6">Three tables:</text:p>
      <text:list text:style-name="L1">
        <text:list-item>
          <text:p text:style-name="P7">Manager</text:p>
        </text:list-item>
        <text:list-item>
          <text:p text:style-name="P7">User</text:p>
        </text:list-item>
        <text:list-item>
          <text:p text:style-name="P7">Expense</text:p>
        </text:list-item>
      </text:list>
      <text:h text:style-name="Heading_20_1" text:outline-level="1">Component Interactions</text:h>
      <text:h text:style-name="Heading_20_1" text:outline-level="1">Security</text:h>
      <text:p text:style-name="P8">Use Azure Active Directory (MSAL package) for authorisation.</text:p>
      <text:h text:style-name="Heading_20_1" text:outline-level="1">Performance</text:h>
      <text:h text:style-name="Heading_20_1" text:outline-level="1">Monitoring</text:h>
      <text:h text:style-name="Heading_20_1" text:outline-level="1">Future Developments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8T11:42:55.728186500</meta:creation-date>
    <dc:date>2026-03-18T19:44:59.221615855</dc:date>
    <meta:editing-duration>PT7H50M10S</meta:editing-duration>
    <meta:editing-cycles>4</meta:editing-cycles>
    <meta:generator>LibreOffice/25.2.3.2$Linux_X86_64 LibreOffice_project/520$Build-2</meta:generator>
    <meta:document-statistic meta:table-count="0" meta:image-count="0" meta:object-count="0" meta:page-count="1" meta:paragraph-count="17" meta:word-count="50" meta:character-count="352" meta:non-whitespace-character-count="322"/>
  </office:meta>
</office:document-meta>
</file>